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 style:list-style-name="L2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4" style:family="graphic" style:parent-style-name="standard" style:list-style-name="L2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5" style:family="graphic" style:parent-style-name="standard" style:list-style-name="L2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6" style:family="graphic" style:parent-style-name="standard" style:list-style-name="L2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2" draw:id="id2" draw:layer="layout" svg:width="3.4cm" svg:height="1.4cm" svg:x="7.301cm" svg:y="2.501cm">
          <text:p text:style-name="P1"><text:span text:style-name="T1">функционирует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" draw:id="id1" draw:layer="layout" svg:width="3.5cm" svg:height="1.5cm" svg:x="2.101cm" svg:y="2.401cm">
          <text:p text:style-name="P1"><text:span text:style-name="T1">Транспортная </text:span></text:p>
          <text:p text:style-name="P1"><text:span text:style-name="T1">организаци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5.601cm" svg:y1="3.151cm" svg:x2="7.301cm" svg:y2="3.201cm" draw:start-shape="id1" draw:start-glue-point="7" draw:end-shape="id2" draw:end-glue-point="5" svg:d="M5601 3151l1700 50" svg:viewBox="0 0 1701 51">
          <text:p text:style-name="P2"><text:span text:style-name="T2">N</text:span></text:p>
        </draw:connector>
        <draw:connector draw:style-name="gr2" draw:text-style-name="P2" draw:layer="layout" draw:type="line" svg:x1="10.704cm" svg:y1="3.201cm" svg:x2="12.348cm" svg:y2="3.191cm" svg:d="M10704 3201l1644-10" svg:viewBox="0 0 1645 11">
          <text:p text:style-name="P2"><text:span text:style-name="T2">1</text:span></text:p>
        </draw:connector>
        <draw:custom-shape draw:style-name="gr1" draw:text-style-name="P1" xml:id="id4" draw:id="id4" draw:layer="layout" svg:width="3.5cm" svg:height="1.5cm" svg:x="12.301cm" svg:y="2.401cm">
          <text:p text:style-name="P1"><text:span text:style-name="T1">Город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3.5cm" svg:height="1.5cm" svg:x="7.1cm" svg:y="5.3cm">
          <text:p text:style-name="P1"><text:span text:style-name="T1">Остановочный </text:span></text:p>
          <text:p text:style-name="P1"><text:span text:style-name="T1">пункт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3.4cm" svg:height="1.4cm" svg:x="12.4cm" svg:y="5.4cm">
          <text:p text:style-name="P1"><text:span text:style-name="T1">располагается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10.6cm" svg:y1="6.1cm" svg:x2="12.4cm" svg:y2="6.1cm" draw:end-shape="id3" draw:end-glue-point="5" svg:d="M10600 6100h1800" svg:viewBox="0 0 1801 1">
          <text:p text:style-name="P2"><text:span text:style-name="T2">N</text:span></text:p>
        </draw:connector>
        <draw:connector draw:style-name="gr2" draw:text-style-name="P2" draw:layer="layout" draw:type="line" svg:x1="14.1cm" svg:y1="5.4cm" svg:x2="14.051cm" svg:y2="3.901cm" draw:start-shape="id3" draw:start-glue-point="4" draw:end-shape="id4" draw:end-glue-point="6" svg:d="M14100 5400l-49-1499" svg:viewBox="0 0 50 1500">
          <text:p text:style-name="P2"><text:span text:style-name="T2"><text:s text:c="2"/></text:span><text:span text:style-name="T2">1</text:span></text:p>
        </draw:connector>
        <draw:custom-shape draw:style-name="gr1" draw:text-style-name="P1" xml:id="id6" draw:id="id6" draw:layer="layout" svg:width="3.5cm" svg:height="1.5cm" svg:x="2.1cm" svg:y="8.7cm">
          <text:p text:style-name="P1"><text:span text:style-name="T1">Маршрут </text:span></text:p>
          <text:p text:style-name="P1"><text:span text:style-name="T1">следовани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3.4cm" svg:height="1.4cm" svg:x="2.2cm" svg:y="5.8cm">
          <text:p text:style-name="P1"><text:span text:style-name="T1">формирует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3.851cm" svg:y1="3.901cm" svg:x2="3.9cm" svg:y2="5.8cm" draw:start-shape="id1" draw:start-glue-point="6" draw:end-shape="id5" draw:end-glue-point="4" svg:d="M3851 3901l49 1899" svg:viewBox="0 0 50 1900">
          <text:p text:style-name="P2"><text:span text:style-name="T2">1</text:span></text:p>
        </draw:connector>
        <draw:connector draw:style-name="gr2" draw:text-style-name="P2" draw:layer="layout" draw:type="line" svg:x1="3.856cm" svg:y1="7.2cm" svg:x2="3.85cm" svg:y2="8.7cm" draw:end-shape="id6" draw:end-glue-point="4" svg:d="M3856 7200l-6 1500" svg:viewBox="0 0 7 1501">
          <text:p text:style-name="P2"><text:span text:style-name="T2">N</text:span></text:p>
        </draw:connector>
        <draw:custom-shape draw:style-name="gr1" draw:text-style-name="P1" xml:id="id7" draw:id="id7" draw:layer="layout" svg:width="3.4cm" svg:height="1.4cm" svg:x="7.2cm" svg:y="8.7cm">
          <text:p text:style-name="P1"><text:span text:style-name="T1">состоит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5.6cm" svg:y1="9.45cm" svg:x2="7.2cm" svg:y2="9.4cm" draw:start-shape="id6" draw:start-glue-point="7" draw:end-shape="id7" draw:end-glue-point="5" svg:d="M5600 9450l1600-50" svg:viewBox="0 0 1601 51">
          <text:p text:style-name="P2"><text:span text:style-name="T2">1</text:span></text:p>
        </draw:connector>
        <draw:connector draw:style-name="gr2" draw:text-style-name="P2" draw:layer="layout" draw:type="line" svg:x1="8.9cm" svg:y1="8.7cm" svg:x2="8.85cm" svg:y2="6.8cm" draw:start-shape="id7" draw:start-glue-point="4" draw:end-shape="id8" draw:end-glue-point="6" svg:d="M8900 8700l-50-1900" svg:viewBox="0 0 51 1901">
          <text:p text:style-name="P2"><text:span text:style-name="T2">N</text:span></text:p>
        </draw:connector>
        <draw:custom-shape draw:style-name="gr3" draw:text-style-name="P4" xml:id="id10" draw:id="id10" draw:layer="layout" svg:width="3.5cm" svg:height="1.5cm" svg:x="2cm" svg:y="17.8cm">
          <text:p text:style-name="P3"><text:span text:style-name="T3">Путь</text:span></text:p>
          <text:p text:style-name="P3"><text:span text:style-name="T3">(конечный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9" draw:id="id9" draw:layer="layout" svg:width="3.4cm" svg:height="1.401cm" svg:x="2cm" svg:y="14.2cm">
          <text:p text:style-name="P3"><text:span text:style-name="T3">состоит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line" svg:x1="3.7cm" svg:y1="15.601cm" svg:x2="3.75cm" svg:y2="17.8cm" draw:start-shape="id9" draw:start-glue-point="6" draw:end-shape="id10" draw:end-glue-point="4" svg:d="M3700 15601l50 2199" svg:viewBox="0 0 51 2200">
          <text:p text:style-name="P3"><text:span text:style-name="T4">1</text:span></text:p>
        </draw:connector>
        <draw:connector draw:style-name="gr6" draw:text-style-name="P5" draw:layer="layout" draw:type="line" svg:x1="5.4cm" svg:y1="14.901cm" svg:x2="7cm" svg:y2="14.95cm" draw:start-shape="id9" draw:start-glue-point="7" draw:end-shape="id11" draw:end-glue-point="5" svg:d="M5400 14901l1600 49" svg:viewBox="0 0 1601 50">
          <text:p text:style-name="P3"><text:span text:style-name="T4">N</text:span></text:p>
        </draw:connector>
        <draw:custom-shape draw:style-name="gr1" draw:text-style-name="P1" xml:id="id13" draw:id="id13" draw:layer="layout" svg:width="3.4cm" svg:height="1.4cm" svg:x="7.2cm" svg:y="11.3cm">
          <text:p text:style-name="P1"><text:span text:style-name="T1">состоит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12.7cm" svg:y1="11.95cm" svg:x2="10.6cm" svg:y2="12cm" draw:start-shape="id12" draw:start-glue-point="5" draw:end-shape="id13" draw:end-glue-point="7" svg:d="M12700 11950l-2100 50" svg:viewBox="0 0 2101 51">
          <text:p text:style-name="P2"><text:span text:style-name="T2">1</text:span></text:p>
        </draw:connector>
        <draw:connector draw:style-name="gr2" draw:text-style-name="P2" draw:layer="layout" draw:type="line" svg:x1="14.4cm" svg:y1="8.4cm" svg:x2="10.6cm" svg:y2="6.05cm" draw:start-shape="id14" draw:start-glue-point="4" draw:end-shape="id8" svg:d="M14400 8400l-3800-2350" svg:viewBox="0 0 3801 2351">
          <text:p text:style-name="P2"><text:span text:style-name="T2">N</text:span></text:p>
        </draw:connector>
        <draw:custom-shape draw:style-name="gr1" draw:text-style-name="P1" xml:id="id12" draw:id="id12" draw:layer="layout" svg:width="3.5cm" svg:height="1.5cm" svg:x="12.7cm" svg:y="11.2cm">
          <text:p text:style-name="P1"><text:span text:style-name="T1">Рейс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xml:id="id14" draw:id="id14" draw:layer="layout" svg:width="3.4cm" svg:height="1.4cm" svg:x="12.7cm" svg:y="8.4cm">
          <text:p text:style-name="P1"><text:span text:style-name="T1">состоит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14.45cm" svg:y1="11.2cm" svg:x2="14.4cm" svg:y2="9.8cm" draw:start-shape="id12" draw:start-glue-point="4" draw:end-shape="id14" draw:end-glue-point="6" svg:d="M14450 11200l-50-1400" svg:viewBox="0 0 51 1401">
          <text:p text:style-name="P2"><text:span text:style-name="T2">1</text:span></text:p>
        </draw:connector>
        <draw:custom-shape draw:style-name="gr1" draw:text-style-name="P1" xml:id="id15" draw:id="id15" draw:layer="layout" svg:width="3.5cm" svg:height="1.5cm" svg:x="2cm" svg:y="11.2cm">
          <text:p text:style-name="P1"><text:span text:style-name="T1">Временных </text:span></text:p>
          <text:p text:style-name="P1"><text:span text:style-name="T1">интервалов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7.2cm" svg:y1="12cm" svg:x2="5.5cm" svg:y2="11.95cm" draw:start-shape="id13" draw:start-glue-point="5" draw:end-shape="id15" draw:end-glue-point="7" svg:d="M7200 12000l-1700-50" svg:viewBox="0 0 1701 51">
          <text:p text:style-name="P2"><text:span text:style-name="T2">N</text:span></text:p>
        </draw:connector>
        <draw:custom-shape draw:style-name="gr1" draw:text-style-name="P1" xml:id="id11" draw:id="id11" draw:layer="layout" svg:width="3.5cm" svg:height="1.5cm" svg:x="7cm" svg:y="14.2cm">
          <text:p text:style-name="P1"><text:span text:style-name="T1">Расписание</text:span></text:p>
          <text:p text:style-name="P1"><text:span text:style-name="T1">маршрут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6" draw:id="id16" draw:layer="layout" svg:width="3.4cm" svg:height="1.4cm" svg:x="12.8cm" svg:y="14.3cm">
          <text:p text:style-name="P1"><text:span text:style-name="T1">состоит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10.5cm" svg:y1="15cm" svg:x2="12.8cm" svg:y2="15cm" draw:end-shape="id16" draw:end-glue-point="5" svg:d="M10500 15000h2300" svg:viewBox="0 0 2301 1">
          <text:p text:style-name="P2"><text:span text:style-name="T2">1</text:span></text:p>
        </draw:connector>
        <draw:connector draw:style-name="gr2" draw:text-style-name="P2" draw:layer="layout" draw:type="line" svg:x1="14.5cm" svg:y1="14.3cm" svg:x2="14.45cm" svg:y2="12.7cm" draw:start-shape="id16" draw:start-glue-point="4" draw:end-shape="id12" draw:end-glue-point="6" svg:d="M14500 14300l-50-1600" svg:viewBox="0 0 51 1601">
          <text:p text:style-name="P2"><text:span text:style-name="T2">N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3T21:43:14.125000000</meta:creation-date>
    <meta:generator>LibreOffice/4.2.5.2$Windows_x86 LibreOffice_project/6ff819b65674ae6c83f3cbab9e4a4c2b292a7a94</meta:generator>
    <dc:date>2014-07-23T22:47:58.288000000</dc:date>
    <meta:editing-duration>PT1H3M26S</meta:editing-duration>
    <meta:editing-cycles>25</meta:editing-cycles>
    <meta:document-statistic meta:object-count="32"/>
  </office:meta>
</office:document-meta>
</file>